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11887469644894054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75856001691539973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97946011938279370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38651728634004181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09425461680496161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25261006485039885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1568795938528277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99276588817093032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6810701" text:continue-list="list251568795938528277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3948527426877823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683335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682581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6807807"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680790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682907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19771358522194272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4362541695435622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9286223864387432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681401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08971929693020055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8713311030341605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59666517421259196" text:style-name="L15">
        <text:list-item>
          <text:list>
            <text:list-header>
              <text:p text:style-name="P184">1.5 miles averaging about 9:40/mile and rest 1 min</text:p>
            </text:list-header>
          </text:list>
        </text:list-item>
      </text:list>
      <text:p text:style-name="P24">1 mile in 8:26 and rest 2 min</text:p>
      <text:list xml:id="list793172919384668570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70574783666845903"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6828126"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57632180872883355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9979405841599721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03705767090553231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6826480" text:continue-list="list8599794058415997211" text:style-name="L19">
        <text:list-item>
          <text:list>
            <text:list-header>
              <text:p text:style-name="P188">(Pace*HR)=1240</text:p>
            </text:list-header>
          </text:list>
        </text:list-item>
      </text:list>
      <text:list xml:id="list26819934" text:continue-list="list8576321808728833554" text:style-name="L18">
        <text:list-item>
          <text:list>
            <text:list-header>
              <text:p text:style-name="P187">2 miles at 10:46/mile Ave HR= 121 bpm and rest a few minutes</text:p>
            </text:list-header>
          </text:list>
        </text:list-item>
      </text:list>
      <text:list xml:id="list26821219" text:continue-list="list2682648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681788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55747692690079610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7988306324992183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24941222900489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22037106321041638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73962871026861278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0864264270011473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6842547"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682368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80584122077085587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2340088230407074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7276412978524399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58997319952089787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04958091559322300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23069083375157345" text:style-name="L32">
        <text:list-item>
          <text:list>
            <text:list-header>
              <text:p text:style-name="P198">0.25 miles in 2:54</text:p>
              <text:p text:style-name="P198">1 mile in 9:21 going faster as I ran and ending at around 8:30 pace</text:p>
            </text:list-header>
          </text:list>
        </text:list-item>
      </text:list>
      <text:list xml:id="list413561314722989796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949316989253706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670609333755110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9460242824681775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31146392227472338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78772647252786228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384917653050288440" text:style-name="L39">
        <text:list-item>
          <text:list>
            <text:list-header>
              <text:p text:style-name="P20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30T06:56:32.04</dc:date>
    <dc:creator>James Lombardi</dc:creator>
    <meta:editing-duration>P32DT21H20M15S</meta:editing-duration>
    <meta:editing-cycles>2326</meta:editing-cycles>
    <meta:generator>OpenOffice/4.1.2$Win32 OpenOffice.org_project/412m3$Build-9782</meta:generator>
    <meta:document-statistic meta:table-count="0" meta:image-count="9" meta:object-count="0" meta:page-count="229" meta:paragraph-count="6744" meta:word-count="72091" meta:character-count="368619"/>
  </office:meta>
</office:document-meta>
</file>